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imeMessage.MimeMessage( Session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imeMessage.setReplyTo( InternetAddress [ ] internetAddress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imeMessage.setFrom( InternetAddress internetAdd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imeMessage.addHeader( String s1 , String s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imeMessage.setRecipients( int i , InternetAddress [ ] i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imeMessage.setContent( MimeMultipart attach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imeMessage.setSubject( String subject , String 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